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álny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.18754in, 0in, 0in, 1.53707in)"/>
    </style:style>
  </office:automatic-styles>
  <office:body>
    <office:text text:use-soft-page-breaks="true">
      <text:p text:style-name="P1">Rozmery taburet:</text:p>
      <text:p text:style-name="Normálny"><draw:frame draw:style-name="a0" draw:name="Obrázok 1" text:anchor-type="as-char" svg:x="0in" svg:y="0in" svg:width="2.02383in" svg:height="3.43986in" style:rel-width="scale" style:rel-height="scale"><draw:image xlink:href="media/image1.png" xlink:type="simple" xlink:show="embed" xlink:actuate="onLoad"/><svg:title/><svg:desc>Obrázok, na ktorom je text, snímka obrazovky, dizajn, biely

Obsah vygenerovaný pomocou AI môže byť nesprávny.</svg:desc></draw:frame></text:p>
      <text:p text:style-name="Normálny">Váha: cca 3.2k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dpis6" style:display-name="Nadpis 6" style:family="paragraph" style:parent-style-name="Normálny" style:next-style-name="Normá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y" style:next-style-name="Normá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y" style:next-style-name="Normá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adpis1Char" style:display-name="Nadpis 1 Char" style:family="text" style:parent-style-name="Predvolenépísmoodsek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Predvolenépísmoodsek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Predvolenépísmoodseku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Predvolenépísmoodseku">
      <style:text-properties style:font-name-asian="Times New Roman" style:font-name-complex="Times New Roman" fo:color="#0F4761"/>
    </style:style>
    <style:style style:name="Nadpis6Char" style:display-name="Nadpis 6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Predvolenépísmoodseku">
      <style:text-properties style:font-name-asian="Times New Roman" style:font-name-complex="Times New Roman" fo:color="#595959"/>
    </style:style>
    <style:style style:name="Nadpis8Char" style:display-name="Nadpis 8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Predvolenépísmoodseku">
      <style:text-properties style:font-name-asian="Times New Roman" style:font-name-complex="Times New Roman" fo:color="#272727"/>
    </style:style>
    <style:style style:name="Názov" style:display-name="Názov" style:family="paragraph" style:parent-style-name="Normálny" style:next-style-name="Normá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itul" style:display-name="Podtitul" style:family="paragraph" style:parent-style-name="Normálny" style:next-style-name="Normá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itulChar" style:display-name="Podtitul Char" style:family="text" style:parent-style-name="Predvolenépísmoodsek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cia" style:display-name="Citácia" style:family="paragraph" style:parent-style-name="Normálny" style:next-style-name="Normá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ciaChar" style:display-name="Citácia Char" style:family="text" style:parent-style-name="Predvolenépísmoodseku">
      <style:text-properties fo:font-style="italic" style:font-style-asian="italic" style:font-style-complex="italic" fo:color="#404040"/>
    </style:style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style:style style:name="Intenzívnezvýraznenie" style:display-name="Intenzívne zvýraznenie" style:family="text" style:parent-style-name="Predvolenépísmoodseku">
      <style:text-properties fo:font-style="italic" style:font-style-asian="italic" style:font-style-complex="italic" fo:color="#0F4761"/>
    </style:style>
    <style:style style:name="Zvýraznenácitácia" style:display-name="Zvýraznená citácia" style:family="paragraph" style:parent-style-name="Normálny" style:next-style-name="Normá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ZvýraznenácitáciaChar" style:display-name="Zvýraznená citácia Char" style:family="text" style:parent-style-name="Predvolenépísmoodseku">
      <style:text-properties fo:font-style="italic" style:font-style-asian="italic" style:font-style-complex="italic" fo:color="#0F4761"/>
    </style:style>
    <style:style style:name="Zvýraznenýodkaz" style:display-name="Zvýraznený odkaz" style:family="text" style:parent-style-name="Predvolenépísmoodsek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kub Drahoň</meta:initial-creator>
    <dc:creator>Jakub Drahoň</dc:creator>
    <meta:creation-date>2026-02-12T22:44:00Z</meta:creation-date>
    <dc:date>2026-02-12T22:44:00Z</dc:date>
    <meta:print-date>2026-02-12T22:33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5" meta:character-count="34" meta:row-count="1" meta:non-whitespace-character-count="30"/>
  </office:meta>
</office:document-meta>
</file>